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Footer"/>Footer<text:bookmark-end text:name="Footer"/></text:h>
      <text:p text:style-name="P14"><text:span text:style-name="Source_20_Text">Foot and Footer</text:span> are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grid.css.dsp?view=markup">The CSS source of Footer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626cm" svg:height="2.619cm" draw:z-index="1"><draw:image xlink:href="../images/footer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foot,</text:span></text:p>
            <text:p text:style-name="P3"><text:span text:style-name="Source_20_Text">z-foot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div.z-footer-cnt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border: 0; margin: 0; padding: 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footer-cnt</text:span></text:span>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5">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0:14</dc:date>
    <meta:editing-cycles>23</meta:editing-cycles>
    <meta:editing-duration>PT4H3M38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31" meta:word-count="75" meta:character-count="458"/>
  </office:meta>
</office:document-meta>
</file>